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cc" draw:textarea-horizontal-align="justify" draw:textarea-vertical-align="middle" draw:auto-grow-height="false" fo:min-height="1.699cm" fo:min-width="1.83cm"/>
    </style:style>
    <style:style style:name="gr2" style:family="graphic" style:parent-style-name="standard">
      <style:graphic-properties draw:fill-color="#ccffcc" draw:textarea-horizontal-align="justify" draw:textarea-vertical-align="middle" draw:auto-grow-height="false" fo:min-height="1.18cm" fo:min-width="1.533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1.18cm" fo:min-width="1.533cm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1.126cm" fo:min-width="1.892cm"/>
    </style:style>
    <style:style style:name="gr5" style:family="graphic" style:parent-style-name="standard">
      <style:graphic-properties draw:fill-color="#ccffcc" draw:textarea-horizontal-align="justify" draw:textarea-vertical-align="middle" draw:auto-grow-height="false" fo:min-height="0.739cm" fo:min-width="1.296cm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1.18cm" fo:min-width="1.533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" draw:fill="none" draw:textarea-vertical-align="middle"/>
    </style:style>
    <style:style style:name="gr9" style:family="graphic" style:parent-style-name="objectwithoutfill">
      <style:graphic-properties draw:marker-start="Arrow" draw:marker-end="" draw:fill="none" draw:textarea-vertical-align="middle"/>
    </style:style>
    <style:style style:name="gr10" style:family="graphic" style:parent-style-name="standard">
      <style:graphic-properties draw:fill-color="#ccffcc" draw:textarea-horizontal-align="justify" draw:textarea-vertical-align="middle" draw:auto-grow-height="false" fo:min-height="1.126cm" fo:min-width="1.892cm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 fo:min-height="1.126cm" fo:min-width="2.019cm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 fo:min-height="1.126cm" fo:min-width="1.892cm"/>
    </style:style>
    <style:style style:name="gr13" style:family="graphic" style:parent-style-name="standard">
      <style:graphic-properties draw:fill-color="#ccffcc" draw:textarea-horizontal-align="justify" draw:textarea-vertical-align="middle" draw:auto-grow-height="false" fo:min-height="1.02cm" fo:min-width="2.04cm"/>
    </style:style>
    <style:style style:name="gr14" style:family="graphic" style:parent-style-name="standard">
      <style:graphic-properties draw:fill-color="#cccccc" draw:textarea-horizontal-align="justify" draw:textarea-vertical-align="middle" draw:auto-grow-height="false" fo:min-height="0.739cm" fo:min-width="1.296cm"/>
    </style:style>
    <style:style style:name="gr15" style:family="graphic" style:parent-style-name="standard">
      <style:graphic-properties draw:stroke="dash" draw:stroke-dash="Fine_20_Dashed" draw:fill-color="#ffcc00" draw:textarea-horizontal-align="justify" draw:textarea-vertical-align="middle" draw:auto-grow-height="false" fo:min-height="1.18cm" fo:min-width="1.533cm"/>
    </style:style>
    <style:style style:name="gr16" style:family="graphic" style:parent-style-name="standard">
      <style:graphic-properties draw:fill-color="#ccffcc" draw:textarea-horizontal-align="justify" draw:textarea-vertical-align="middle" draw:auto-grow-height="false" fo:min-height="1.241cm" fo:min-width="3.15cm"/>
    </style:style>
    <style:style style:name="gr17" style:family="graphic" style:parent-style-name="standard">
      <style:graphic-properties draw:fill-color="#66ffff" draw:textarea-horizontal-align="justify" draw:textarea-vertical-align="middle" draw:auto-grow-height="false" fo:min-height="0.29cm" fo:min-width="0.129cm"/>
    </style:style>
    <style:style style:name="gr18" style:family="graphic" style:parent-style-name="objectwithoutfill">
      <style:graphic-properties draw:stroke="dash" draw:stroke-dash="Fine_20_Dashed" draw:fill="none" draw:textarea-vertical-align="middle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 fo:min-height="0.896cm" fo:min-width="1.916cm"/>
    </style:style>
    <style:style style:name="gr20" style:family="graphic" style:parent-style-name="objectwithoutfill">
      <style:graphic-properties draw:marker-end="" draw:fill="none" draw:textarea-vertical-align="middle"/>
    </style:style>
    <style:style style:name="gr21" style:family="graphic" style:parent-style-name="standard">
      <style:graphic-properties draw:fill-color="#cccccc" draw:textarea-horizontal-align="justify" draw:textarea-vertical-align="middle" draw:auto-grow-height="false" fo:min-height="1.08cm" fo:min-width="1.01cm"/>
    </style:style>
    <style:style style:name="P1" style:family="paragraph">
      <style:paragraph-properties fo:text-align="center"/>
    </style:style>
    <style:style style:name="P2" style:family="paragraph">
      <loext:graphic-properties draw:fill-color="#ccffcc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ff99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cc00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66ffff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2.54cm" svg:height="2.159cm" svg:x="11.16cm" svg:y="6.08cm">
          <draw:glue-point draw:id="4" svg:x="-5cm" svg:y="2.061cm"/>
          <draw:glue-point draw:id="5" svg:x="-5cm" svg:y="-2.644cm"/>
          <draw:glue-point draw:id="6" svg:x="2cm" svg:y="5.002cm"/>
          <draw:glue-point draw:id="7" svg:x="-2cm" svg:y="5.002cm"/>
          <draw:glue-point draw:id="8" svg:x="5cm" svg:y="2.061cm"/>
          <draw:glue-point draw:id="9" svg:x="5cm" svg:y="-2.644cm"/>
          <draw:glue-point draw:id="10" svg:x="-4.5cm" svg:y="-4.409cm"/>
          <text:p text:style-name="P1"><text:span text:style-name="T1">SDMS</text:span></text:p>
          <text:p text:style-name="P1"><text:span text:style-name="T1">Central</text:span></text:p>
          <text:p text:style-name="P1"><text:span text:style-name="T1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2.54cm" svg:height="2.159cm" svg:x="16.24cm" svg:y="6.08cm">
          <text:p text:style-name="P1"><text:span text:style-name="T1">SDMS</text:span></text:p>
          <text:p text:style-name="P1"><text:span text:style-name="T1">Local</text:span></text:p>
          <text:p text:style-name="P1"><text:span text:style-name="T1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2.032cm" svg:height="2.286cm" svg:x="11.414cm" svg:y="10.525cm">
          <text:p text:style-name="P1"><text:span text:style-name="T1">Central</text:span></text:p>
          <text:p text:style-name="P1"><text:span text:style-name="T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9" draw:id="id9" draw:layer="layout" svg:width="2.032cm" svg:height="2.286cm" svg:x="2.143cm" svg:y="9.255cm">
          <text:p text:style-name="P1"><text:span text:style-name="T1">Central</text:span></text:p>
          <text:p text:style-name="P1"><text:span text:style-name="T1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xml:id="id3" draw:id="id3" draw:layer="layout" svg:width="2.032cm" svg:height="2.286cm" svg:x="21.32cm" svg:y="8.874cm">
          <text:p text:style-name="P1"><text:span text:style-name="T1">Local</text:span></text:p>
          <text:p text:style-name="P1"><text:span text:style-name="T1">Cach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xml:id="id4" draw:id="id4" draw:layer="layout" svg:width="2.54cm" svg:height="1.524cm" svg:x="11.16cm" svg:y="3.032cm">
          <draw:glue-point draw:id="4" svg:x="5cm" svg:y="-3.333cm"/>
          <text:p text:style-name="P1"><text:span text:style-name="T1">SDMS</text:span></text:p>
          <text:p text:style-name="P1"><text:span text:style-name="T1">Data Port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8" draw:id="id8" draw:layer="layout" svg:width="2.54cm" svg:height="1.397cm" svg:x="1.889cm" svg:y="6.461cm">
          <text:p text:style-name="P1"><text:span text:style-name="T1">GridFTP</text:span></text:p>
          <text:p text:style-name="P1"><text:span text:style-name="T1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2" draw:id="id2" draw:layer="layout" svg:width="2.032cm" svg:height="2.286cm" svg:x="24.114cm" svg:y="8.874cm">
          <text:p text:style-name="P1"><text:span text:style-name="T1">Local</text:span></text:p>
          <text:p text:style-name="P1"><text:span text:style-name="T1">FileSy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6" draw:layer="layout" draw:type="line" svg:x1="25.13cm" svg:y1="7.731cm" svg:x2="25.13cm" svg:y2="8.874cm" draw:start-shape="id1" draw:start-glue-point="8" draw:end-shape="id2" svg:d="M25130 7731v1143" svg:viewBox="0 0 1 1144">
          <text:p/>
        </draw:connector>
        <draw:connector draw:style-name="gr7" draw:text-style-name="P6" draw:layer="layout" draw:type="line" svg:x1="24.232cm" svg:y1="7.527cm" svg:x2="22.336cm" svg:y2="8.874cm" draw:start-shape="id1" draw:start-glue-point="7" draw:end-shape="id3" draw:end-glue-point="5" svg:d="M24232 7527l-1896 1347" svg:viewBox="0 0 1897 1348">
          <text:p/>
        </draw:connector>
        <draw:connector draw:style-name="gr8" draw:text-style-name="P6" draw:layer="layout" draw:type="line" svg:x1="12.43cm" svg:y1="4.556cm" svg:x2="12.43cm" svg:y2="6.08cm" draw:start-shape="id4" draw:start-glue-point="2" draw:end-shape="id5" draw:end-glue-point="0" svg:d="M12430 4556v1524" svg:viewBox="0 0 1 1525">
          <text:p/>
        </draw:connector>
        <draw:connector draw:style-name="gr7" draw:text-style-name="P6" draw:layer="layout" draw:type="line" svg:x1="12.43cm" svg:y1="8.239cm" svg:x2="12.43cm" svg:y2="10.525cm" draw:start-shape="id5" draw:start-glue-point="2" draw:end-shape="id6" draw:end-glue-point="5" svg:d="M12430 8239v2286" svg:viewBox="0 0 1 2287">
          <text:p/>
        </draw:connector>
        <draw:connector draw:style-name="gr9" draw:text-style-name="P6" draw:layer="layout" draw:type="line" svg:x1="11.16cm" svg:y1="7.159cm" svg:x2="9.382cm" svg:y2="7.159cm" draw:start-shape="id5" draw:start-glue-point="3" draw:end-shape="id7" svg:d="M11160 7159h-1778" svg:viewBox="0 0 1779 1">
          <text:p/>
        </draw:connector>
        <draw:connector draw:style-name="gr7" draw:text-style-name="P6" draw:layer="layout" draw:type="line" svg:x1="3.159cm" svg:y1="7.858cm" svg:x2="3.159cm" svg:y2="9.255cm" draw:start-shape="id8" draw:start-glue-point="8" draw:end-shape="id9" draw:end-glue-point="5" svg:d="M3159 7858v1397" svg:viewBox="0 0 1 1398">
          <text:p/>
        </draw:connector>
        <draw:connector draw:style-name="gr9" draw:text-style-name="P6" draw:layer="layout" draw:type="line" svg:x1="13.7cm" svg:y1="7.159cm" svg:x2="16.24cm" svg:y2="7.159cm" draw:start-shape="id5" draw:start-glue-point="1" draw:end-shape="id10" draw:end-glue-point="3" svg:d="M13700 7159h2540" svg:viewBox="0 0 2541 1">
          <text:p/>
        </draw:connector>
        <draw:custom-shape draw:style-name="gr10" draw:text-style-name="P2" xml:id="id11" draw:id="id11" draw:layer="layout" svg:width="2.54cm" svg:height="1.524cm" svg:x="14.335cm" svg:y="11.795cm">
          <text:p text:style-name="P1"><text:span text:style-name="T1">SDMS</text:span></text:p>
          <text:p text:style-name="P1"><text:span text:style-name="T1">CLI Tool(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xml:id="id14" draw:id="id14" draw:layer="layout" svg:width="2.667cm" svg:height="1.524cm" svg:x="17.764cm" svg:y="14.335cm">
          <text:p text:style-name="P1"><text:span text:style-name="T1">User</text:span></text:p>
          <text:p text:style-name="P1"><text:span text:style-name="T1">Appli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xml:id="id13" draw:id="id13" draw:layer="layout" svg:width="2.54cm" svg:height="1.524cm" svg:x="14.335cm" svg:y="14.335cm">
          <text:p text:style-name="P1"><text:span text:style-name="T1">User</text:span></text:p>
          <text:p text:style-name="P1"><text:span text:style-name="T1">Scrip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12" draw:id="id12" draw:layer="layout" svg:width="2.54cm" svg:height="1.27cm" svg:x="16.24cm" svg:y="9.255cm">
          <draw:glue-point draw:id="4" svg:x="-2.5cm" svg:y="5cm"/>
          <draw:glue-point draw:id="5" svg:x="2cm" svg:y="5cm"/>
          <text:p text:style-name="P1"><text:span text:style-name="T1">Client</text:span></text:p>
          <text:p text:style-name="P1"><text:span text:style-name="T1">Library</text:span></text:p>
          <draw:enhanced-geometry svg:viewBox="0 0 21600 21600" draw:extrusion="false" draw:type="rectangle" draw:enhanced-path="M 0 0 L 21600 0 21600 21600 0 21600 0 0 Z N"/>
        </draw:custom-shape>
        <draw:connector draw:style-name="gr8" draw:text-style-name="P6" draw:layer="layout" draw:type="line" svg:x1="15.605cm" svg:y1="11.795cm" svg:x2="16.875cm" svg:y2="10.525cm" draw:start-shape="id11" draw:start-glue-point="0" draw:end-shape="id12" draw:end-glue-point="4" svg:d="M15605 11795l1270-1270" svg:viewBox="0 0 1271 1271">
          <text:p/>
        </draw:connector>
        <draw:connector draw:style-name="gr8" draw:text-style-name="P6" draw:layer="layout" draw:type="line" svg:x1="17.51cm" svg:y1="9.255cm" svg:x2="17.51cm" svg:y2="8.239cm" draw:start-shape="id12" draw:start-glue-point="0" draw:end-shape="id10" draw:end-glue-point="2" svg:d="M17510 9255v-1016" svg:viewBox="0 0 1 1017">
          <text:p/>
        </draw:connector>
        <draw:connector draw:style-name="gr8" draw:text-style-name="P6" draw:layer="layout" draw:type="line" svg:x1="15.605cm" svg:y1="14.335cm" svg:x2="15.605cm" svg:y2="13.319cm" draw:start-shape="id13" draw:start-glue-point="0" draw:end-shape="id11" draw:end-glue-point="2" svg:d="M15605 14335v-1016" svg:viewBox="0 0 1 1017">
          <text:p/>
        </draw:connector>
        <draw:connector draw:style-name="gr8" draw:text-style-name="P6" draw:layer="layout" draw:type="line" svg:x1="19.097cm" svg:y1="14.335cm" svg:x2="18.018cm" svg:y2="10.525cm" draw:start-shape="id14" draw:start-glue-point="0" draw:end-shape="id12" draw:end-glue-point="5" svg:d="M19097 14335l-1079-3810" svg:viewBox="0 0 1080 3811">
          <text:p/>
        </draw:connector>
        <draw:custom-shape draw:style-name="gr14" draw:text-style-name="P5" xml:id="id1" draw:id="id1" draw:layer="layout" svg:width="2.54cm" svg:height="1.397cm" svg:x="23.86cm" svg:y="6.334cm">
          <text:p text:style-name="P1"><text:span text:style-name="T1">GridFTP</text:span></text:p>
          <text:p text:style-name="P1"><text:span text:style-name="T1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15" draw:id="id15" draw:layer="layout" svg:width="2.032cm" svg:height="2.286cm" svg:x="8.874cm" svg:y="10.525cm">
          <text:p text:style-name="P1"><text:span text:style-name="T1">Meta-</text:span></text:p>
          <text:p text:style-name="P1"><text:span text:style-name="T1">Data</text:span></text:p>
          <text:p text:style-name="P1"><text:span text:style-name="T1">Index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6" draw:layer="layout" draw:type="line" svg:x1="9.89cm" svg:y1="10.525cm" svg:x2="11.922cm" svg:y2="8.238cm" draw:start-shape="id15" draw:start-glue-point="5" draw:end-shape="id5" draw:end-glue-point="7" svg:d="M9890 10525l2032-2287" svg:viewBox="0 0 2033 2288">
          <text:p/>
        </draw:connector>
        <draw:custom-shape draw:style-name="gr16" draw:text-style-name="P2" xml:id="id7" draw:id="id7" draw:layer="layout" svg:width="3.81cm" svg:height="1.651cm" svg:x="5.572cm" svg:y="6.334cm">
          <text:p text:style-name="P1"><text:span text:style-name="T1">SDMS</text:span></text:p>
          <text:p text:style-name="P1"><text:span text:style-name="T1">AUTHZ/AUTHN</text:span></text:p>
          <text:p text:style-name="P1"><text:span text:style-name="T1">modu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4.429cm" svg:y1="7.16cm" svg:x2="5.572cm" svg:y2="7.159cm" draw:start-shape="id8" draw:start-glue-point="10" draw:end-shape="id7" svg:d="M4429 7160l1143-1" svg:viewBox="0 0 1144 2">
          <text:p/>
        </draw:connector>
        <draw:custom-shape draw:style-name="gr12" draw:text-style-name="P5" xml:id="id17" draw:id="id17" draw:layer="layout" svg:width="2.54cm" svg:height="1.524cm" svg:x="21.32cm" svg:y="14.335cm">
          <text:p text:style-name="P1"><text:span text:style-name="T1">Globus</text:span></text:p>
          <text:p text:style-name="P1"><text:span text:style-name="T1">GSI Too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xml:id="id16" draw:id="id16" draw:layer="layout" svg:width="0.889cm" svg:height="0.762cm" svg:x="18.653cm" svg:y="17.256cm">
          <text:p text:style-name="P1"/>
          <text:p text:style-name="P1"/>
          <text:p text:style-name="P1"><text:span text:style-name="T1">End User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18" draw:text-style-name="P6" draw:layer="layout" draw:type="line" svg:x1="19.097cm" svg:y1="15.859cm" svg:x2="19.097cm" svg:y2="17.256cm" draw:start-shape="id14" draw:start-glue-point="2" draw:end-shape="id16" draw:end-glue-point="4" svg:d="M19097 15859v1397" svg:viewBox="0 0 1 1398">
          <text:p/>
        </draw:connector>
        <draw:connector draw:style-name="gr18" draw:text-style-name="P6" draw:layer="layout" draw:type="line" svg:x1="22.59cm" svg:y1="15.859cm" svg:x2="19.412cm" svg:y2="17.367cm" draw:start-shape="id17" draw:start-glue-point="2" draw:end-shape="id16" draw:end-glue-point="11" svg:d="M22590 15859l-3178 1508" svg:viewBox="0 0 3179 1509">
          <text:p/>
        </draw:connector>
        <draw:connector draw:style-name="gr18" draw:text-style-name="P6" draw:layer="layout" draw:type="line" svg:x1="15.605cm" svg:y1="15.859cm" svg:x2="18.783cm" svg:y2="17.367cm" draw:start-shape="id13" draw:start-glue-point="2" draw:end-shape="id16" draw:end-glue-point="5" svg:d="M15605 15859l3178 1508" svg:viewBox="0 0 3179 1509">
          <text:p/>
        </draw:connector>
        <draw:custom-shape draw:style-name="gr17" draw:text-style-name="P7" xml:id="id18" draw:id="id18" draw:layer="layout" svg:width="0.889cm" svg:height="0.762cm" svg:x="16.24cm" svg:y="3.413cm">
          <text:p text:style-name="P1"/>
          <text:p text:style-name="P1"/>
          <text:p text:style-name="P1"><text:span text:style-name="T1">End User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18" draw:text-style-name="P6" draw:layer="layout" draw:type="line" svg:x1="13.7cm" svg:y1="3.794cm" svg:x2="16.24cm" svg:y2="3.794cm" draw:start-shape="id4" draw:start-glue-point="1" draw:end-shape="id18" draw:end-glue-point="6" svg:d="M13700 3794h2540" svg:viewBox="0 0 2541 1">
          <text:p/>
        </draw:connector>
        <draw:custom-shape draw:style-name="gr12" draw:text-style-name="P5" xml:id="id20" draw:id="id20" draw:layer="layout" svg:width="2.54cm" svg:height="1.524cm" svg:x="6.207cm" svg:y="2.016cm">
          <text:p text:style-name="P1"><text:span text:style-name="T1">Fed ID</text:span></text:p>
          <text:p text:style-name="P1"><text:span text:style-name="T1">Service (?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draw:type="line" svg:x1="8.224cm" svg:y1="9.446cm" svg:x2="11.16cm" svg:y2="7.603cm" draw:start-shape="id19" draw:start-glue-point="7" draw:end-shape="id5" draw:end-glue-point="4" svg:d="M8224 9446l2936-1843" svg:viewBox="0 0 2937 1844">
          <text:p/>
        </draw:connector>
        <draw:connector draw:style-name="gr7" draw:text-style-name="P6" draw:layer="layout" draw:type="line" svg:x1="8.747cm" svg:y1="2.778cm" svg:x2="11.287cm" svg:y2="6.208cm" draw:start-shape="id20" draw:start-glue-point="1" draw:end-shape="id5" draw:end-glue-point="10" svg:d="M8747 2778l2540 3430" svg:viewBox="0 0 2541 3431">
          <text:p/>
        </draw:connector>
        <draw:custom-shape draw:style-name="gr19" draw:text-style-name="P5" xml:id="id21" draw:id="id21" draw:layer="layout" svg:width="2.54cm" svg:height="1.27cm" svg:x="6.207cm" svg:y="4.302cm">
          <text:p text:style-name="P1"><text:span text:style-name="T1">SAML</text:span></text:p>
          <text:p text:style-name="P1"><text:span text:style-name="T1">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6" draw:layer="layout" draw:type="line" svg:x1="11.16cm" svg:y1="6.589cm" svg:x2="8.747cm" svg:y2="4.937cm" draw:start-shape="id5" draw:start-glue-point="5" draw:end-shape="id21" draw:end-glue-point="1" svg:d="M11160 6589l-2413-1652" svg:viewBox="0 0 2414 1653">
          <text:p/>
        </draw:connector>
        <draw:custom-shape draw:style-name="gr21" draw:text-style-name="P5" xml:id="id22" draw:id="id22" draw:layer="layout" svg:width="1.509cm" svg:height="1.651cm" svg:x="24.368cm" svg:y="11.949cm">
          <text:p text:style-name="P1"><text:span text:style-name="T1">GSI</text:span></text:p>
          <text:p text:style-name="P1"><text:span text:style-name="T1">Certs</text:span></text:p>
          <draw:enhanced-geometry svg:viewBox="0 0 21600 21600" draw:glue-points="10800 0 0 10800 10800 21600 21600 10800" draw:text-areas="0 0 21600 ?f11" draw:mirror-vertical="false" draw:type="paper" draw:modifiers="17115.25423728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8" draw:text-style-name="P6" draw:layer="layout" draw:type="line" svg:x1="25.13cm" svg:y1="11.16cm" svg:x2="25.123cm" svg:y2="11.949cm" draw:start-shape="id2" draw:start-glue-point="7" draw:end-shape="id22" draw:end-glue-point="4" svg:d="M25130 11160l-7 789" svg:viewBox="0 0 8 790">
          <text:p/>
        </draw:connector>
        <draw:connector draw:style-name="gr18" draw:text-style-name="P6" draw:layer="layout" draw:type="line" svg:x1="25.123cm" svg:y1="13.6cm" svg:x2="23.86cm" svg:y2="15.097cm" draw:start-shape="id22" draw:start-glue-point="6" draw:end-shape="id17" draw:end-glue-point="1" svg:d="M25123 13600l-1263 1497" svg:viewBox="0 0 1264 1498">
          <text:p/>
        </draw:connector>
        <draw:custom-shape draw:style-name="gr21" draw:text-style-name="P5" xml:id="id19" draw:id="id19" draw:layer="layout" svg:width="1.509cm" svg:height="1.651cm" svg:x="6.715cm" svg:y="8.62cm">
          <text:p text:style-name="P1"><text:span text:style-name="T1">GSI</text:span></text:p>
          <text:p text:style-name="P1"><text:span text:style-name="T1">Certs</text:span></text:p>
          <draw:enhanced-geometry svg:viewBox="0 0 21600 21600" draw:glue-points="10800 0 0 10800 10800 21600 21600 10800" draw:text-areas="0 0 21600 ?f11" draw:mirror-vertical="false" draw:type="paper" draw:modifiers="17115.25423728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6" draw:layer="layout" draw:type="line" svg:x1="4.057cm" svg:y1="7.654cm" svg:x2="6.715cm" svg:y2="9.446cm" draw:start-shape="id8" draw:start-glue-point="9" draw:end-shape="id19" draw:end-glue-point="5" svg:d="M4057 7654l2658 1792" svg:viewBox="0 0 2659 1793">
          <text:p/>
        </draw:connector>
        <draw:custom-shape draw:style-name="gr17" draw:text-style-name="P7" xml:id="id23" draw:id="id23" draw:layer="layout" svg:width="0.889cm" svg:height="0.762cm" svg:x="15.097cm" svg:y="1.381cm">
          <text:p text:style-name="P1"/>
          <text:p text:style-name="P1"/>
          <text:p text:style-name="P1"><text:span text:style-name="T1">Admin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18" draw:text-style-name="P6" draw:layer="layout" draw:type="line" svg:x1="13.7cm" svg:y1="3.287cm" svg:x2="15.227cm" svg:y2="2.032cm" draw:start-shape="id4" draw:start-glue-point="4" draw:end-shape="id23" draw:end-glue-point="7" svg:d="M13700 3287l1527-1255" svg:viewBox="0 0 1528 125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14:47:44.253750184</meta:creation-date>
    <dc:date>2017-12-08T16:55:04.438494926</dc:date>
    <meta:editing-duration>PT1H26M</meta:editing-duration>
    <meta:editing-cycles>8</meta:editing-cycles>
    <meta:generator>LibreOffice/5.1.6.2$Linux_X86_64 LibreOffice_project/10m0$Build-2</meta:generator>
    <meta:document-statistic meta:object-count="47"/>
  </office:meta>
</office:document-meta>
</file>